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1"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2"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3"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4"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7"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8"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39"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0"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1"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42"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43"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5716fa" officeooo:paragraph-rsid="005716fa"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53"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54"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55"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56"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57"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58"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59"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60"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61"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62"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63"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64"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65"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66"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67"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68"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69"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70"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71"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72"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73"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74"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75"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76"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77"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78"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80"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83"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99"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100"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101"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102"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03" style:family="paragraph" style:parent-style-name="Standard">
      <style:text-properties officeooo:paragraph-rsid="0038e924"/>
    </style:style>
    <style:style style:name="P104"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105" style:family="paragraph" style:parent-style-name="Standard">
      <style:text-properties officeooo:paragraph-rsid="00427c70"/>
    </style:style>
    <style:style style:name="P106"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107"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108"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111" style:family="paragraph" style:parent-style-name="Standard" style:list-style-name="L7">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70ef6f" officeooo:paragraph-rsid="0070ef6f" style:font-size-asian="10.5pt" style:font-weight-asian="bold" style:font-size-complex="12pt" style:font-weight-complex="bold"/>
    </style:style>
    <style:style style:name="P114"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77a4ef" officeooo:paragraph-rsid="0077a4ef"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787e64" officeooo:paragraph-rsid="00787e64"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120"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121"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122"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123"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32"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133"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134"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136"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officeooo:rsid="002348ee"/>
    </style:style>
    <style:style style:name="T23" style:family="text">
      <style:text-properties officeooo:rsid="0025c808"/>
    </style:style>
    <style:style style:name="T24" style:family="text">
      <style:text-properties fo:font-weight="bold" style:font-weight-asian="bold" style:font-weight-complex="bold"/>
    </style:style>
    <style:style style:name="T25" style:family="text">
      <style:text-properties fo:font-weight="bold" officeooo:rsid="004354b6" style:font-weight-asian="bold" style:font-weight-complex="bold"/>
    </style:style>
    <style:style style:name="T26" style:family="text">
      <style:text-properties fo:font-weight="bold" officeooo:rsid="00727194" style:font-weight-asian="bold" style:font-weight-complex="bold"/>
    </style:style>
    <style:style style:name="T27" style:family="text">
      <style:text-properties officeooo:rsid="0027bc8e"/>
    </style:style>
    <style:style style:name="T28" style:family="text">
      <style:text-properties style:text-position="super 58%" fo:font-weight="normal" style:font-weight-asian="normal" style:font-weight-complex="normal"/>
    </style:style>
    <style:style style:name="T29" style:family="text">
      <style:text-properties style:text-position="super 58%" style:font-name="Liberation Serif1" fo:font-weight="normal" style:font-weight-asian="normal" style:font-weight-complex="normal"/>
    </style:style>
    <style:style style:name="T30" style:family="text">
      <style:text-properties style:text-position="0% 100%" fo:font-weight="normal" style:font-weight-asian="normal" style:font-weight-complex="normal"/>
    </style:style>
    <style:style style:name="T31" style:family="text">
      <style:text-properties style:text-position="0% 100%" style:font-name="Liberation Serif1"/>
    </style:style>
    <style:style style:name="T32" style:family="text">
      <style:text-properties style:text-position="0% 100%" style:font-name="Liberation Serif1" fo:font-weight="normal" style:font-weight-asian="normal" style:font-weight-complex="normal"/>
    </style:style>
    <style:style style:name="T33" style:family="text">
      <style:text-properties style:text-position="0% 100%" style:font-name="Liberation Serif1" officeooo:rsid="0041ac4f"/>
    </style:style>
    <style:style style:name="T34" style:family="text">
      <style:text-properties officeooo:rsid="003ff95c"/>
    </style:style>
    <style:style style:name="T35" style:family="text">
      <style:text-properties fo:font-size="12pt" fo:font-weight="bold" officeooo:rsid="0038e924" style:font-size-asian="10.5pt" style:font-weight-asian="bold" style:font-size-complex="12pt" style:font-weight-complex="bold"/>
    </style:style>
    <style:style style:name="T36" style:family="text">
      <style:text-properties fo:font-size="12pt" fo:font-weight="bold" officeooo:rsid="003ff95c" style:font-size-asian="10.5pt" style:font-weight-asian="bold" style:font-size-complex="12pt" style:font-weight-complex="bold"/>
    </style:style>
    <style:style style:name="T37" style:family="text">
      <style:text-properties fo:font-size="12pt" fo:font-weight="normal" officeooo:rsid="00427c70" style:font-size-asian="10.5pt" style:font-weight-asian="normal" style:font-size-complex="12pt" style:font-weight-complex="normal"/>
    </style:style>
    <style:style style:name="T38" style:family="text">
      <style:text-properties style:font-name="Liberation Serif" fo:font-weight="normal" style:font-weight-asian="normal" style:font-weight-complex="normal"/>
    </style:style>
    <style:style style:name="T39" style:family="text">
      <style:text-properties style:font-name="Liberation Serif1" fo:font-weight="normal" style:font-weight-asian="normal" style:font-weight-complex="normal"/>
    </style:style>
    <style:style style:name="T40" style:family="text">
      <style:text-properties officeooo:rsid="00427c70"/>
    </style:style>
    <style:style style:name="T41" style:family="text">
      <style:text-properties officeooo:rsid="00428012"/>
    </style:style>
    <style:style style:name="T42" style:family="text">
      <style:text-properties officeooo:rsid="004354b6"/>
    </style:style>
    <style:style style:name="T43" style:family="text">
      <style:text-properties officeooo:rsid="004550ee"/>
    </style:style>
    <style:style style:name="T44" style:family="text">
      <style:text-properties officeooo:rsid="004ee43c"/>
    </style:style>
    <style:style style:name="T45" style:family="text">
      <style:text-properties officeooo:rsid="005531f1"/>
    </style:style>
    <style:style style:name="T46" style:family="text">
      <style:text-properties officeooo:rsid="006bb56f"/>
    </style:style>
    <style:style style:name="T47" style:family="text">
      <style:text-properties officeooo:rsid="00727194"/>
    </style:style>
    <style:style style:name="T48" style:family="text">
      <style:text-properties officeooo:rsid="007628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22">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23">Es. sensibilità tattile molto precisa sui polpastrelli, più grossolana sulla schiena.</text:span></text:p>
      <text:p text:style-name="P25"><text:span text:style-name="T24">Convergenza: </text:span>Se si disponessero i recettori lontani tra loro avremmo zone funzionalmente cieche, invece se si fanno convergere i segnali di più recettori su un numero minore di neuroni <text:span text:style-name="T27">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53">Non comparare troppo rigidamente l’occhio umano ad una macchina fotografica!</text:p>
      <text:p text:style-name="P53">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54">Alcuni animali hanno retine uniformi, ad esempio i topi, in questi animali i movimenti oculari sono molto ridotti rispetto all’uomo.</text:p>
      <text:p text:style-name="P31">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2">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2">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3"><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57">I coni non vanno in saturazione, i bastoncelli sì.</text:p>
      <text:p text:style-name="P57">Fattori che permettono un così ampio range di funzionamento:</text:p>
      <text:list text:style-name="L1">
        <text:list-item>
          <text:p text:style-name="P108"><text:span text:style-name="T1">Diametro pupillare: varia da 8 a 2 mm, fattore = 16, 1.2</text:span><text:span text:style-name="T28"> </text:span><text:span text:style-name="T30"><text:s/>ordini di grandezza.</text:span></text:p>
        </text:list-item>
        <text:list-item>
          <text:p text:style-name="P132">Presenza di recettori diversi: coni e bastoncelli (si pensa che i bastoncelli lavorino fino a circa 100 Cd/m^2, i coni lavorano da 10^-3 fino al limite massimo).</text:p>
        </text:list-item>
        <text:list-item>
          <text:p text:style-name="P133">Meccanismi biochimici di adattamento alla luce ed al buio.</text:p>
        </text:list-item>
        <text:list-item>
          <text:p text:style-name="P133">Meccanismi di adattamento sinaptico.</text:p>
        </text:list-item>
      </text:list>
      <text:p text:style-name="P99"/>
      <text:p text:style-name="P100">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100">L’assenza di bastoncelli nella fovea fa sì che la sensibilità alle sorgenti di luce deboli sia migliore nella visione periferica: di giorno dobbiamo scorrere lo sguardo, di notte no ma vediamo di meno al centro del campo visivo.</text:p>
      <text:p text:style-name="P100"/>
      <text:p text:style-name="P101">Origine filogenetica dei fotorecettori:</text:p>
      <text:p text:style-name="P55">Il fotorecettore ancestrale era con ogni probabilità un cono, le modificazioni dei bastoncelli sono frutto di specializzazioni successive. La formazione di nuovi dischi nei primi stadi è apparentemente uguale nel cono e nel bastoncello. </text:p>
      <text:p text:style-name="P55">Il versante sinaptico del cono è una struttura “a nastro” e forma contatti con molte cellule, per lo più neuroni bipolari.</text:p>
      <text:p text:style-name="P55">La sinapsi del bastoncello è molto più piccola e contatta meno cellule.</text:p>
      <text:p text:style-name="P56">Il segmento esterno del bastoncello è molto più grande rispetto a quello del cono, infatti non si vedono i segmenti esterni dei coni.</text:p>
      <text:p text:style-name="P56"><text:soft-page-break/>La retina periferica rappresenta la maggior parte della retina quindi quasi tutta la retina è in realtà costituita da segmenti esterni dei bastoncelli (conferiscono migliore visione notturna).</text:p>
      <text:p text:style-name="P56"/>
      <text:p text:style-name="P56">La captazione dei fotoni e l’amplificazione del segnale avvengono nel segmento esterno, il contatto sinaptico in quello interno. Per trasferire il segnale da un lato all’altro del neurone si usa il potenziale di membrana.</text:p>
      <text:p text:style-name="P56">Nel segmento esterno non ci sono canali ionici significativi, nel segmento tra segmento esterno ed il nucleo ci sono canali per il K+ <text:span text:style-name="T24">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56">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56"/>
      <text:p text:style-name="P56">Quando il potenziale supera la soglia nel bottone sinaptico entra calcio che fa rilasciare le vescicole di glutammato.</text:p>
      <text:p text:style-name="P56"/>
      <text:p text:style-name="P34">Pigmenti visivi: cromoforo + apoproteina</text:p>
      <text:p text:style-name="P58">Opsine: Recettori accoppiati a proteine G (trasducina). Formano legame covalente con residuo Lys 296 con gruppo prostetico derivato da vit. A (11-cis-retinale). Lo spettro di assorbimento è modulato dalla struttura della proteina.</text:p>
      <text:p text:style-name="P58">L’assorbimento di un fotone fa trasformare l’11-cis-retinale in retiale tutto-trans che induce cambiamento conformazionale nella proteina cromoforo e nell’opsina.</text:p>
      <text:p text:style-name="P58">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58">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58"/>
      <text:p text:style-name="P34">Come si fa a determinare la curva di tuning di un fotorecettore?</text:p>
      <text:p text:style-name="P58">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58">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60">In realtà secondo le leggi della percezione viste prima la sensibilità (e quindi la iperpolarizzazione) non scende mai a zero ma diventa molto piccola. </text:p>
      <text:p text:style-name="P60">Per misurare sensibilità molto piccole si può fissare un obiettivo di iperpolarizzazione e aumentare l’intensità luminosa fino ad ottenere l’iperpolarizzazione voluta.</text:p>
      <text:p text:style-name="P59"><text:soft-page-break/>Il numero di fotoni (intensità luminosa) necessario ad ottenere la stessa iperpolarizzazione varia enormemente al variare della lunghezza d’onda, per questo si rende necessario il grafico in scala logaritmica.</text:p>
      <text:p text:style-name="P61">Se spostiamo la lunghezza d’onda verso il rosso la sensibilità precipita verso valori infinitesimali, se invece ci spostiamo verso l’ultravioletto la sesnibilità cala poco. </text:p>
      <text:p text:style-name="P61"><text:span text:style-name="T24">Perchè allora non vediamo gli ultravioletti? </text:span>Perchè cornea e cristallino si presentano praticamente opachi nell’ultravioletto e li filtrano (ecco perché si danneggiano).</text:p>
      <text:p text:style-name="P61"/>
      <text:p text:style-name="P61">Il grafico che otteniamo in questo modo in realtà si “impenna” verso il rosso (aumentano i fotoni necessari per ottenere la stessa stimolazione). Come si ottiene allora il grafico bellino?</text:p>
      <text:list text:style-name="L2">
        <text:list-item>
          <text:p text:style-name="P120">Invertiamo il segno del logaritmo.</text:p>
        </text:list-item>
        <text:list-item>
          <text:p text:style-name="P120">Poniamo il valore (logaritmico) a cui si trova il picco a 0 (normalizziamo).</text:p>
        </text:list-item>
      </text:list>
      <text:p text:style-name="P61"/>
      <text:p text:style-name="P103"><text:span text:style-name="T35">Esperimento di psicofisica </text:span><text:span text:style-name="T36">(</text:span><text:a xlink:type="simple" xlink:href="https://www.jneurosci.org/content/jneuro/30/37/12495.full.pdf" text:style-name="Internet_20_link" text:visited-style-name="Visited_20_Internet_20_Link"><text:span text:style-name="T36">https://www.jneurosci.org/content/jneuro/30/37/12495.full.pdf</text:span></text:a><text:span text:style-name="T36">)</text:span></text:p>
      <text:p text:style-name="P69">Obiettivo dell’esperimento: determinare la soglia percettiva assoluta del topo per uno flash luminoso di breve durata e di piccole dimensioni.</text:p>
      <text:p text:style-name="P62"><text:span text:style-name="T34">I topi non possono parlare quindi i ricercatori si sono inventati questo metodo per rilevare se <text:s/>il topo ha visto o meno lo stimolo: a</text:span>ddestrare i topi che possono smettere di correre <text:span text:style-name="T34">(ai topi piace molto correre sulla ruota di notte) </text:span>per andare a bere solo se ha<text:span text:style-name="T34">nno</text:span> visto un flash luminoso (l’abbeveratoio eroga acqua solo <text:span text:style-name="T34">per 12 s </text:span>in seguito allo stimolo luminoso). <text:span text:style-name="T34">Lo stomolo viene presentato ad intervalli casuali da 200 a 500 giri di ruota, è considerato come rilevato se il topo si verma entro due giri di ruota dopo la presentazione dello stimolo.</text:span></text:p>
      <text:p text:style-name="P63"/>
      <text:p text:style-name="P38"><text:span text:style-name="T1">Risultato: la soglia assoluta misurata per uno stimolo a 500 nm con un angolo di ampiezza di 5.3° è stata di 67 </text:span><text:span text:style-name="T38">±</text:span><text:span text:style-name="T39">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104"/>
      <text:p text:style-name="P38"><text:span text:style-name="T39">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38">μ</text:span><text:span text:style-name="T39">m</text:span><text:span text:style-name="T29">2</text:span><text:span text:style-name="T32"> (400-4000 bastoncelli) la soglia è molto più bassa del previsto (effetto di </text:span><text:span text:style-name="T31">supersommazione </text:span><text:span text:style-name="T33">spaziale</text:span><text:span text:style-name="T32">). Il modello sviluppato dai ricercatori per spiegare questo fenomeno si basa su tre assunzioni:</text:span></text:p>
      <text:list text:style-name="L3">
        <text:list-item>
          <text:p text:style-name="P134">Singole isomerizzazioni delle rodopsine possono essere rilevate e trasmesse dai bastoncelli ai neuroni di livello più elevato. (Provata nella prima parte dell’esperimento e da Hecht et al. 1941, Barlow et al. 1971, Mastronarde 1983).</text:p>
        </text:list-item>
        <text:list-item>
          <text:p text:style-name="P134">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134">Cellule gangliari tappezzano la retina ed hanno campi ricettivi descritti da gaussiane che si sovrappongono tra cellule gangliari vicine.</text:p>
        </text:list-item>
      </text:list>
      <text:p text:style-name="P102">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102"/>
      <text:p text:style-name="P38"><text:soft-page-break/><text:span text:style-name="T31">Modello alternativo</text:span><text:span text:style-name="T32">: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65"/>
      <text:p text:style-name="P64">Un’altra ricerca <text:span text:style-name="T41">(quale?)</text:span> misurò la soglia minima del sistema visivo umano a 5-6 foto-isomerizzazioni.</text:p>
      <text:p text:style-name="P64"/>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68"/>
      <text:p text:style-name="P36"><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66"/>
      <text:p text:style-name="P36">Quale è l’iperpolarizzazione generata da un singolo fotone?</text:p>
      <text:p text:style-name="P66">Non si può “sparare” un singolo fotone, si devono usare filtri attenuatori in modo da avere statisticamente la probabilità che un singolo fotone colpisca il recettore. <text:span text:style-name="T40">Si tratta quindi sempre di fenomeni probabilistici che richiedono analisi di tipo statistico.</text:span></text:p>
      <text:p text:style-name="P105"><text:span text:style-name="T37">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37">https://doi.org/10.1113/jphysiol.2011.226878</text:span></text:a><text:span text:style-name="T37">)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66"/>
      <text:p text:style-name="P36">Catena fototrasduttiva del bastoncello</text:p>
      <text:list text:style-name="L4">
        <text:list-item>
          <text:p text:style-name="P121">Attivazione della rodopsina. Una singola rodopsina rimane attiva per un tempo medio di 36 ms. </text:p>
        </text:list-item>
        <text:list-item>
          <text:p text:style-name="P121">Attivazione delle proteine G: In media sembra che una singola rodopsina attivi 20 proteine G.</text:p>
        </text:list-item>
        <text:list-item>
          <text:p text:style-name="P121">Attivazione della fosfodiesterasi: Le proteine G si legano e disinibiscono la fosfodiesterasi che aumenta la sua attività catalitica degradando cGMP (presente in elevata concentrazione nel segmento esterno).</text:p>
        </text:list-item>
        <text:list-item>
          <text:p text:style-name="P121">Idrolisi della cGMP: Al buio si ha un equilibrio tra sintesi e degradazione, alla luce PDE ne degrada grandi quantità.</text:p>
        </text:list-item>
        <text:list-item>
          <text:p text:style-name="P121">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66">La chiusura di canali altera il potenziale come detto prima.</text:p>
      <text:p text:style-name="P66"><text:soft-page-break/></text:p>
      <text:p text:style-name="P66">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66">In un bastoncello di anfibio (molto più grande) la risposta è molto più lenta (perché la stessa velocità delle reazioni in un volume maggiore impiega più tempo a produrre la stessa depolarizzazione).</text:p>
      <text:p text:style-name="P67">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67"/>
      <text:p text:style-name="P37">Elettroretinogramma(ERG)</text:p>
      <text:p text:style-name="P67">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67">Per flash deboli si ottiene solo un’onda positiva detta <text:span text:style-name="T24">onda b, </text:span>per flash più intensi la risposta è bifasica, si presenta prima un’<text:span text:style-name="T24">onda a</text:span> negativa e poi l’onda b positiva.</text:p>
      <text:p text:style-name="P67">L’onda a è dovuta ai fotorecettori ed alle loro correnti generate dalla catena trasduttiva, l’onda b è generata dalle cellule bipolari.</text:p>
      <text:p text:style-name="P67">Perchè con flash deboli si vede solo l’onda b? Perchè grazie alla grande convergenza le cellule bipolari si attivano già per stimolazioni sparse dei bastoncelli.</text:p>
      <text:p text:style-name="P67">ERG scotopico: studia solo i bastoncelli.</text:p>
      <text:p text:style-name="P67">ERG fotopico: studia i coni.</text:p>
      <text:p text:style-name="P67">L’andamento iniziale dell’onda a ha andamento parabolico, <text:span text:style-name="T42">dopo un certo tempo la risposta reale diverge da quella prevista dal modello, da ciò deduciamo che nel modello manchi la descrizione di una parte del fenomeno reale, tale parte è la </text:span><text:span text:style-name="T25">terminazione della risposta alla luce.</text:span></text:p>
      <text:p text:style-name="P39"/>
      <text:p text:style-name="P39">Terminazione della risposta alla luce:</text:p>
      <text:p text:style-name="P70">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70">Per spegnere la fosfodiesterasi la trsducina idrolizza il suo GTP e si stacca dalla fosfodiesterasi, la quale interrompe la sua attività.</text:p>
      <text:p text:style-name="P70">Al contempo cala la concentrazione intracellulare di calcio a seguito della chiusura dei canali CNG, ciò porta a:</text:p>
      <text:list text:style-name="L5">
        <text:list-item>
          <text:p text:style-name="P122">Dissociazione della recoverina <text:span text:style-name="T43">dalla rodopsina chinasi (disinibizione dell rodopsina chinasi)</text:span></text:p>
        </text:list-item>
        <text:list-item>
          <text:p text:style-name="P122">Modifica conformazionale della GCAP (guanylate cyclase activating protein, sensore di calcio) con facilitazione della guanilato ciclasi.</text:p>
        </text:list-item>
        <text:list-item>
          <text:p text:style-name="P122">Dissociazione della calmodulina dai canali CNG (aumento della loro sensibilità al cGMP).</text:p>
        </text:list-item>
      </text:list>
      <text:p text:style-name="P71">Al buio l’attività della rodopsina chinasi è tenuta bassa dal calcio, quando cala la concentrazione di calcio aumenta l’attività della chinasi che riduce l’attività della rodopsina.</text:p>
      <text:p text:style-name="P71">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71">La calmodulina in presenza di calcio inibisce l’apertura dei canali CNG, in carenza di calcio i canali CNG si aprono.</text:p>
      <text:p text:style-name="P71"/>
      <text:p text:style-name="P72">Se lo stimolo luminoso è molto forte si ha un plateau più lungo (saturazione) perché il calo di concentrazione di cGMP è importante ed è necessario più tempo perché venga ripristinata.</text:p>
      <text:p text:style-name="P73">I coni hanno meccanismi più efficienti di recupero quindi resistono meglio alla saturazione.</text:p>
      <text:p text:style-name="P73"/>
      <text:p text:style-name="P74"><text:soft-page-break/>Nel grafico della risposta ai flash saturanti si osserva un picco di iperpolarizzazione, a cosa è dovuto? (#TODO)</text:p>
      <text:p text:style-name="P74"/>
      <text:p text:style-name="P74">I coni hanno una sensibilità alla luce minore di circa due ordini di grandezza inferiore a quella dei bastoncelli. Cos’è che conferisce ai bastoncelli di operare così tanto al di sotto della soglia del sistema dei coni? La convergenza delle vie nervose.</text:p>
      <text:p text:style-name="P74">Grazie ai meccanismi di terminazione l’emivita dell’opsina attivata è di circa 36 ms nei bastoncelli e 3 ms nei coni. </text:p>
      <text:p text:style-name="P74">La variazione di potenziale in risposta ad un singolo fotone è di circa 2 mV nei coni e inferiore a 0.2 mV nei coni. Il problema nella ricerca sui coni è che la loro risposta è inferiore al rumore biologico (la fosfodiesterasi è termicamente instabile).</text:p>
      <text:p text:style-name="P74"/>
      <text:p text:style-name="P74">Nella maggior parte dei casi però il nostro sistema visivo non è attivato da flash luminosi, è continuamente esposto ad una intensità luminosa di base. Esperimento: manteniamo una luce costante ed esponiamo i recettori a flash.</text:p>
      <text:p text:style-name="P74">La presenza del background luminoso implica una continua attivazione della catena fototrasduttiva. Il calcio in presenza del backgound luminoso non è al suo valore al buio ma è più basso.</text:p>
      <text:p text:style-name="P74">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75">I meccanismi di adattamento alla luce lavorano sul meccanismo di terminazione più che su quello di risposta, così facendo si riduce anche la sensibilità.</text:p>
      <text:p text:style-name="P75">La capacità di discriminare stimoli molto vicini nel tempo (flicker) migliora all’aumentare del background luminoso.</text:p>
      <text:p text:style-name="P75">Aumenta anche la soglia differenziale.</text:p>
      <text:p text:style-name="P75"/>
      <text:p text:style-name="P40">Uscita dalla saturazione</text:p>
      <text:p text:style-name="P75">Il passaggio dal buio alla luce intensa può temporaneamente chiudere tutti i canali CNG. La diminuizione di calcio fa parzialmente riaprire i canali CNG grazie ai tre meccanismi di terminazione visti prima. Il fotorecettore esce dalla saturazione.</text:p>
      <text:p text:style-name="P75">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75"/>
      <text:p text:style-name="P75">All’aumentare del background luminoso il potenziale a riposo si abbassa e sono necessari stimoli più intensi per produrre la stessa variazione di potenziale.</text:p>
      <text:p text:style-name="P75"/>
      <text:p text:style-name="P75">Per studiare la sensiblità dei bastoncelli in un contesto psicofisico si usano pazienti affetti da acromatopsia congenita completa che non hanno funzionalità dei coni.</text:p>
      <text:p text:style-name="P75">Si osserva che per un ampio range di intensità la legge di Weber è rispettata, ci si discosta solo per intensità molto alte o molto basse.</text:p>
      <text:p text:style-name="P75"/>
      <text:p text:style-name="P75"><text:span text:style-name="T24">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75">Date queste proprietà statistiche <text:span text:style-name="T24">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75">Per intensità molto alte la curva sale tendendo ad infinito, i bastoncelli a questo livello sono saturi e non possono rispondere a stimoli ulteriormente più forti.</text:p>
      <text:p text:style-name="P75"/>
      <text:p text:style-name="P76">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76"/>
      <text:p text:style-name="P76">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76"/>
      <text:p text:style-name="P41">Ruolo dell’epitelio pigmentato</text:p>
      <text:p text:style-name="P76">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76"/>
      <text:p text:style-name="P41">Adattamento al buio</text:p>
      <text:p text:style-name="P76">Non si tratta di una semplice inversione dell’adattamento alla luce (cambiare il livello di calcio). </text:p>
      <text:p text:style-name="P76">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76">Quando veniamo da un ambiente ad alta intensità luminosa abbiamo una retina parzialmente “bleached”, le rodopsine “bleac<text:span text:style-name="T44">h</text:span>ed” devono essere rigenerate prima che sia possibile adattarsi a nuovi livelli luminosi.</text:p>
      <text:p text:style-name="P77">Es. domanda d’esame: se ho il 90% delle rodopsine “bleach<text:span text:style-name="T44">ed</text:span>” di quanto aumenta la soglia? 10 volte perché ho solo il 10% di rodopsine capaci di rispondere allo stimolo luminoso. <text:span text:style-name="T44">In realtà non è così, da esperimenti si è visto che in realtà il fattore è molto più grande.</text:span></text:p>
      <text:p text:style-name="P77"/>
      <text:p text:style-name="P78">L’adattamento al buio dei coni dura pochi minuti, quello dei bastoncelli dura anche mezz’ora. </text:p>
      <text:p text:style-name="P42">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43"><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83">Perchè l’adattamento dei coni è molto più rapido? Perchè le conopsine possono essere rigenerate da un meccanismo parallelo grazie alle cellule di Muller.</text:p>
      <text:p text:style-name="P83"/>
      <text:p text:style-name="P80">L’adattamento alla luce coinvolge anche le vie nervose superiori alla retina (vale per tutte le vie sensoriali). </text:p>
      <text:p text:style-name="P106"/>
      <text:p text:style-name="P30">La Retina</text:p>
      <text:p text:style-name="P79">Lo strato più esterno è l’epitelio pigmentato.</text:p>
      <text:p text:style-name="P79">Più internamente si trova lo strato dei segmenti esterni.</text:p>
      <text:p text:style-name="P79">Poi si ha lo strato nucleare esterno che contiene i segmenti interni dei fotorecettori.</text:p>
      <text:p text:style-name="P79">Strato plessiforme esterno: sinapsi.</text:p>
      <text:p text:style-name="P79">Strato nucleare interno: Corpi delle cellule bipolari ed amacrine.</text:p>
      <text:p text:style-name="P79">Strato plessiforme interno: sinapsi tra bipolari, amacrine e gangliari.</text:p>
      <text:p text:style-name="P79">Cellule gangliari.</text:p>
      <text:p text:style-name="P79"/>
      <text:p text:style-name="P79">Lo strato plessiforme interno è molto spesso a causa della presenza di complessi circuiti neuronali preposti all’elaborazione dei segnali visivi.</text:p>
      <text:p text:style-name="P79"/>
      <text:p text:style-name="P81">Citotipi presenti:</text:p>
      <text:list text:style-name="L6">
        <text:list-item>
          <text:p text:style-name="P123">Fotorecettori (4 <text:span text:style-name="T45">tipi</text:span>)</text:p>
        </text:list-item>
        <text:list-item>
          <text:p text:style-name="P123">Bipolari (&gt;10)</text:p>
        </text:list-item>
        <text:list-item>
          <text:p text:style-name="P123">Orizzontali (2-3)</text:p>
        </text:list-item>
        <text:list-item>
          <text:p text:style-name="P123">Amacrine (&gt;30)</text:p>
        </text:list-item>
        <text:list-item>
          <text:p text:style-name="P123">Gangliari (&gt;15)</text:p>
        </text:list-item>
      </text:list>
      <text:p text:style-name="P81">Le cellule amacrine non hanno assone.</text:p>
      <text:p text:style-name="P81"/>
      <text:p text:style-name="P107">Campi ON e campi OFF</text:p>
      <text:p text:style-name="P44">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84"/>
      <text:p text:style-name="P44"><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85"/>
      <text:p text:style-name="P45"><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86">Se invece il centro del campo recettivo viene sitmolato di meno la cellula bipolare si iperpolarizza e la cellula gangliare si silenzia (temporaneamente).</text:p>
      <text:p text:style-name="P86">La via centro ON ha la caratteristica porta le gangliari centro ON a segnalare l’aumento di stimolo del proprio centro tramite aumento della frequenza di scarica.</text:p>
      <text:p text:style-name="P86">Nella retina sono disposti due circuiti paralleli nella via dei coni.</text:p>
      <text:p text:style-name="P86">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86"/>
      <text:p text:style-name="P87">Le differenze nei tempi di risposta dei recettori metabotropici o ionotropici sono troppo piccole rispetto alle scale temporali della visione per essere rilevanti.</text:p>
      <text:p text:style-name="P87"/>
      <text:p text:style-name="P46"><text:soft-page-break/><text:span text:style-name="T1">Nelle cellule gangliari non si hanno differenze costitutive tra centi ON e OFF, le niche differenze (funzionali) stanno solo nelle cellule gangliari con cui sinaptano. La distinzione avviene durante lo sviluppo embrionale.</text:span></text:p>
      <text:p text:style-name="P88"/>
      <text:p text:style-name="P87">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87"/>
      <text:p text:style-name="P47">E la periferia?</text:p>
      <text:p text:style-name="P47"><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48"><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89"/>
      <text:p text:style-name="P90">Se la luce aumenta nella periferia di un cono (ma non nel suo centro) i coni nella periferia si iperpolarizzano mentre il cono preso in esame, grazie alle cellule orizzontali, si depolarizza.</text:p>
      <text:p text:style-name="P90"/>
      <text:p text:style-name="P91">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92">Non è possibile che in caso di stimoli diffusi la stimolazione della periferia annulli lo stimolo nel centro? No perché c’è uno sfasamento temporale e la stimolazione della periferia produce un effetto più debole rispetto al centro.</text:p>
      <text:p text:style-name="P93">Prendendo per riferimento il campo recettivo di una cellula gangliare ON:</text:p>
      <text:p text:style-name="P49"><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94"/>
      <text:p text:style-name="P93">Tutti i discorsi fatti prima sono ovviamente una semplificazione perché un tasso di convergenza (anche se piccolo) c’è.</text:p>
      <text:p text:style-name="P93"/>
      <text:p text:style-name="P82">L’utilità del sistema organizzato in questo modo è dare risalto ai bordi degli oggetti, i campi ON rispondono al passaggio di un bordo da scuro a chiaro, i campi OFF viceversa.</text:p>
      <text:p text:style-name="P82"/>
      <text:p text:style-name="P50">E le vie dei bastoncelli?</text:p>
      <text:p text:style-name="P82">Prendono almeno due vie:</text:p>
      <text:p text:style-name="P50">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50"><text:soft-page-break/><text:span text:style-name="T1">Le due unità logaritmiche di differenza nella sensibilità del sistema dei bastoncelli derivano dalla estrema convergenza della loro via di trasmissione.</text:span></text:p>
      <text:p text:style-name="P95">La saturazione dei bastoncelli di giorno non perturba la trasmissione del segnale dei coni grazie all’adattamento delle sinapsi.</text:p>
      <text:p text:style-name="P95"/>
      <text:p text:style-name="P51">Via secondaria: <text:span text:style-name="T1">I bastoncelli comunicano con i coni tramite gap junctions, da lì si procede con le vie ON e OFF come già descritto.</text:span></text:p>
      <text:p text:style-name="P96"/>
      <text:p text:style-name="P51"><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98"/>
      <text:p text:style-name="P98">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96"/>
      <text:p text:style-name="P97">Dalle sinapsi dei coni partono prolungamenti molto sottili che contattano con le sferule dei bastoncelli vicini tramite gap junctions.</text:p>
      <text:p text:style-name="P52"><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96"/>
      <text:p text:style-name="P135">Ottica Visiva</text:p>
      <text:p text:style-name="P125">L’immagine proiettata sulla retina risulta invertita ma non è un problema perché bassta invertire le connessione neuronali.</text:p>
      <text:p text:style-name="P125">Il modello ottico ideale è la proiezione attraverso un foro stenopeico, però la luce raccolta in questo modo è pochissima, per avere abbastanza luce da ottenere una proiezione capace di essere trasdotta dai recettori si usano le lenti.</text:p>
      <text:p text:style-name="P109">Indice di rifrazione <text:span text:style-name="T46">(IOR)</text:span>: <text:span text:style-name="T1">parametro che indica la densità di un materiale dal punto di vista ottico. </text:span><text:span text:style-name="T17">L’indice di rifrazione più basso è quello del vuoto, a cui assegnamo il valore di 1.00.</text:span></text:p>
      <text:p text:style-name="P110"><text:span text:style-name="T17">L’</text:span><text:span text:style-name="T1">indice di rifrazione indica il rapporto tra la velocità della luce nel vuoto e la velocità della luce nel materiale in esame.</text:span></text:p>
      <text:p text:style-name="P110"><text:span text:style-name="T1">Nelle sostanze utilizzate nei sistemi ottici troviamo:</text:span></text:p>
      <text:list text:style-name="L7">
        <text:list-item>
          <text:p text:style-name="P111"><text:span text:style-name="T1">Aria: circa 1, leggermente superiore.</text:span></text:p>
        </text:list-item>
        <text:list-item>
          <text:p text:style-name="P111"><text:span text:style-name="T1">Acqua: 1.33</text:span></text:p>
        </text:list-item>
        <text:list-item>
          <text:p text:style-name="P111"><text:span text:style-name="T1">Vetro ottico: tra 1.5 e 1.7</text:span></text:p>
        </text:list-item>
        <text:list-item>
          <text:p text:style-name="P111"><text:span text:style-name="T1">Diamante: 2.47</text:span></text:p>
        </text:list-item>
      </text:list>
      <text:p text:style-name="P110"><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112"><text:span text:style-name="T18">Q</text:span><text:span text:style-name="T1">uando la luce passa da un mezzo di trasmissione ad un altro con IOR diverso cambia traiettoria.</text:span></text:p>
      <text:p text:style-name="P112">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12"><text:span text:style-name="T1"/></text:p>
      <text:p text:style-name="P113"><text:span text:style-name="T1">Effetto pratico: guardando attraverso un pannello di vetro in diagonale la visione risulta traslata. </text:span></text:p>
      <text:p text:style-name="P113"><text:span text:style-name="T1">Oltre al cambiamento di direzione si ha anche l’assorbimento dipendente dalla lunghezza d’onda.</text:span></text:p>
      <text:p text:style-name="P114">Le lenti:</text:p>
      <text:p text:style-name="P126"><text:span text:style-name="T24">Lente convergente </text:span><text:span text:style-name="T26">(biconvessa)</text:span><text:span text:style-name="T24">:</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26">Distanza focale:</text:span><text:span text:style-name="T47"> Distanza tra il centro della lente ed il </text:span><text:span text:style-name="T26">fuoco</text:span><text:span text:style-name="T47">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26"/>
      <text:p text:style-name="P115">1 Diottria:<text:span text:style-name="T1"> 1 / lunghezza focale della lente in metri.</text:span></text:p>
      <text:p text:style-name="P115"><text:span text:style-name="T1"/></text:p>
      <text:p text:style-name="P115">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27"/>
      <text:p text:style-name="P127">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27"/>
      <text:p text:style-name="P136">Elementi ottici dell’occhio</text:p>
      <text:p text:style-name="P127">Tutti i tessuti biologici hanno IOR uguale o maggiore di quello dell’acqua (1.33) perché l’acqua è il solvente a cui si aggiungono più o meno soluti.</text:p>
      <text:p text:style-name="P127"/>
      <text:p text:style-name="P127">Cornea: 1.38</text:p>
      <text:p text:style-name="P127">Cristallino: 1.41</text:p>
      <text:p text:style-name="P127">Umor vitreo: 1.34</text:p>
      <text:p text:style-name="P127"/>
      <text:p text:style-name="P127">Dall’esterno la prima cosa che si incontra è una superficie convessa (<text:span text:style-name="T24">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28">Il <text:span text:style-name="T24">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24">presbiopia</text:span>.</text:p>
      <text:p text:style-name="P128"/>
      <text:p text:style-name="P129">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29"/>
      <text:p text:style-name="P130">Per adattarsi alla distanza variabile degli oggetti che vogliamo osservare non possiamo cambiare la distanza della retina dal cristallino, doobbiamo quindi cambiare il potere diottrico della lente <text:span text:style-name="T48">(cristallino)</text:span>.</text:p>
      <text:p text:style-name="P131"><text:soft-page-break/>Un occhio capace di mettere a fuoco gli oggetti del mondo esterno <text:s/>da distanza infinita fino a 10-15 cm si dice <text:span text:style-name="T24">emmetrope</text:span>.</text:p>
      <text:p text:style-name="P131"/>
      <text:p text:style-name="P116">Difetti rifrattivi dell’occhio</text:p>
      <text:p text:style-name="P116">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17"><text:span text:style-name="T1">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span></text:p>
      <text:p text:style-name="P118"><text:span text:style-name="T1">Gli occhiali di un miope però non hanno due facce concave, perché? Perchè sono la fusione di una lente convergente con una lente divergente a potere diottrico assoluto maggiore in modo da ottenere una lente divergente con una faccia convessa.</text:span></text:p>
      <text:p text:style-name="P118"><text:span text:style-name="T1"/></text:p>
      <text:p text:style-name="P119">Ipermetropia: <text:span text:style-name="T1">caso opposto, il bulbo oculare si accorcia. Difetti nella messa a fuoco di oggetti vicini, si corregge con lenti convergenti. </text:span><text:span text:style-name="T21">A differenza del miope si aggrava con l’età.</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20T09:59:35.591316339</dc:date>
    <meta:editing-duration>PT12H27M46S</meta:editing-duration>
    <meta:editing-cycles>89</meta:editing-cycles>
    <meta:generator>LibreOffice/7.5.7.1$Linux_X86_64 LibreOffice_project/50$Build-1</meta:generator>
    <meta:document-statistic meta:table-count="0" meta:image-count="0" meta:object-count="0" meta:page-count="14" meta:paragraph-count="236" meta:word-count="7287" meta:character-count="47738" meta:non-whitespace-character-count="40695"/>
  </office:meta>
</office:document-meta>
</file>